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9 Pitch" svg:font-family="'Courier 9 Pitch'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1" fo:language="en" fo:country="US" fo:font-weight="bold" officeooo:paragraph-rsid="001af3c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language="en" fo:country="US" fo:font-weight="bold" officeooo:rsid="001af3c9" officeooo:paragraph-rsid="001af3c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fo:language="en" fo:country="US" fo:font-weight="bold" officeooo:rsid="001cb11a" officeooo:paragraph-rsid="001cb11a" style:font-weight-asian="bold" style:font-weight-complex="bold"/>
    </style:style>
    <style:style style:name="P4" style:family="paragraph" style:parent-style-name="Standard">
      <style:text-properties style:font-name="Arial1" fo:language="en" fo:country="US" officeooo:paragraph-rsid="001af3c9"/>
    </style:style>
    <style:style style:name="P5" style:family="paragraph" style:parent-style-name="Standard">
      <style:text-properties style:font-name="Arial1" fo:language="en" fo:country="US" officeooo:rsid="001af3c9" officeooo:paragraph-rsid="001af3c9"/>
    </style:style>
    <style:style style:name="P6" style:family="paragraph" style:parent-style-name="Standard">
      <style:paragraph-properties fo:text-align="start" style:justify-single-word="false"/>
      <style:text-properties style:font-name="Arial1" fo:language="en" fo:country="US" fo:font-weight="normal" officeooo:rsid="001af3c9" officeooo:paragraph-rsid="001af3c9" style:font-weight-asian="normal" style:font-weight-complex="normal"/>
    </style:style>
    <style:style style:name="P7" style:family="paragraph" style:parent-style-name="Standard">
      <style:text-properties style:font-name="Arial1" fo:language="en" fo:country="US" fo:font-weight="normal" officeooo:rsid="001af3c9" officeooo:paragraph-rsid="001af3c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language="en" fo:country="US" fo:font-weight="normal" officeooo:rsid="001cb11a" officeooo:paragraph-rsid="001cb11a" style:font-weight-asian="normal" style:font-weight-complex="normal"/>
    </style:style>
    <style:style style:name="P9" style:family="paragraph" style:parent-style-name="Standard">
      <style:text-properties style:font-name="Arial" fo:language="en" fo:country="US" officeooo:rsid="00187362" officeooo:paragraph-rsid="001af3c9"/>
    </style:style>
    <style:style style:name="P10" style:family="paragraph" style:parent-style-name="Standard">
      <style:text-properties style:font-name="Arial" fo:language="en" fo:country="US" officeooo:rsid="00187362" officeooo:paragraph-rsid="00374b78"/>
    </style:style>
    <style:style style:name="P11" style:family="paragraph" style:parent-style-name="Standard">
      <style:text-properties style:font-name="Courier 9 Pitch" fo:font-size="9pt" fo:language="en" fo:country="US" fo:font-weight="bold" officeooo:rsid="00314ac9" officeooo:paragraph-rsid="001af3c9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Courier 9 Pitch" fo:font-size="9pt" fo:language="en" fo:country="US" fo:font-weight="normal" officeooo:rsid="00314ac9" officeooo:paragraph-rsid="001af3c9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Courier 9 Pitch" fo:font-size="9pt" fo:language="en" fo:country="US" fo:font-weight="normal" officeooo:rsid="00309b45" officeooo:paragraph-rsid="001af3c9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Arial1" fo:language="en" fo:country="US" fo:font-weight="normal" officeooo:rsid="001af3c9" officeooo:paragraph-rsid="001af3c9" style:font-weight-asian="normal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22pt" fo:language="en" fo:country="US" fo:font-weight="bold" officeooo:paragraph-rsid="001af3c9" style:font-size-asian="22pt" style:font-weight-asian="bold" style:font-size-complex="2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language="en" fo:country="US" fo:font-weight="normal" officeooo:rsid="0047eab9" officeooo:paragraph-rsid="0047eab9" style:font-weight-asian="normal" style:font-weight-complex="normal"/>
    </style:style>
    <style:style style:name="P17" style:family="paragraph" style:parent-style-name="Standard">
      <style:text-properties style:font-name="Arial1" fo:language="en" fo:country="US" fo:font-weight="normal" officeooo:rsid="003be7ac" officeooo:paragraph-rsid="001af3c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language="en" fo:country="US" fo:font-weight="normal" officeooo:rsid="001cb11a" officeooo:paragraph-rsid="001cb11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language="en" fo:country="US" fo:font-weight="normal" officeooo:rsid="0043bd03" officeooo:paragraph-rsid="0043bd0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1" fo:language="en" fo:country="US" fo:font-weight="normal" officeooo:rsid="0043bd03" officeooo:paragraph-rsid="0045cf5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language="en" fo:country="US" fo:font-weight="normal" officeooo:rsid="00440a7a" officeooo:paragraph-rsid="00440a7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1" fo:language="en" fo:country="US" fo:font-weight="normal" officeooo:rsid="00456df3" officeooo:paragraph-rsid="00456df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1" fo:language="en" fo:country="US" fo:font-weight="normal" officeooo:rsid="0045cf5d" officeooo:paragraph-rsid="0045cf5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1" fo:language="en" fo:country="US" fo:font-weight="normal" officeooo:rsid="00460acc" officeooo:paragraph-rsid="00460ac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language="en" fo:country="US" fo:font-weight="normal" officeooo:rsid="0047eab9" officeooo:paragraph-rsid="0047eab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language="en" fo:country="US" fo:font-weight="normal" officeooo:rsid="0048d8a6" officeooo:paragraph-rsid="0048d8a6" style:font-weight-asian="normal" style:font-weight-complex="normal"/>
    </style:style>
    <style:style style:name="P27" style:family="paragraph" style:parent-style-name="Standard">
      <style:text-properties style:font-name="Arial1" fo:language="en" fo:country="US" fo:font-weight="bold" officeooo:paragraph-rsid="001af3c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1" fo:language="en" fo:country="US" fo:font-weight="bold" officeooo:rsid="0045cf5d" officeooo:paragraph-rsid="0045cf5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1" fo:language="en" fo:country="US" fo:font-weight="bold" officeooo:rsid="00460acc" officeooo:paragraph-rsid="00460acc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Arial1" fo:language="en" fo:country="US" fo:font-weight="bold" officeooo:rsid="001af3c9" officeooo:paragraph-rsid="001af3c9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style:text-position="0% 100%" style:font-name="Arial1" fo:language="en" fo:country="US" fo:font-weight="bold" officeooo:rsid="001af3c9" officeooo:paragraph-rsid="001af3c9" style:font-weight-asian="bold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style:font-name="Arial1" fo:language="en" fo:country="US" fo:font-weight="normal" officeooo:rsid="0047eab9" officeooo:paragraph-rsid="0047eab9" style:font-weight-asian="normal" style:font-weight-complex="normal"/>
    </style:style>
    <style:style style:name="P33" style:family="paragraph" style:parent-style-name="Standard">
      <style:paragraph-properties fo:text-align="start" style:justify-single-word="false" fo:break-before="page"/>
      <style:text-properties style:font-name="Arial1" fo:language="en" fo:country="US" fo:font-weight="bold" officeooo:rsid="00456df3" officeooo:paragraph-rsid="00456df3" style:font-weight-asian="bold" style:font-weight-complex="bold"/>
    </style:style>
    <style:style style:name="P34" style:family="paragraph">
      <style:paragraph-properties fo:text-align="center"/>
    </style:style>
    <style:style style:name="P35" style:family="paragraph">
      <style:paragraph-properties fo:text-align="center">
        <style:tab-stops>
          <style:tab-stop style:position="0.17cm" style:type="right"/>
        </style:tab-stops>
      </style:paragraph-properties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loext:graphic-properties draw:fill-color="#ffffff" draw:opacity="0%"/>
      <style:paragraph-properties fo:text-align="center"/>
    </style:style>
    <style:style style:name="T1" style:family="text">
      <style:text-properties officeooo:rsid="00334eec"/>
    </style:style>
    <style:style style:name="T2" style:family="text">
      <style:text-properties officeooo:rsid="0032c96b"/>
    </style:style>
    <style:style style:name="T3" style:family="text">
      <style:text-properties officeooo:rsid="0034d519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  <style:style style:name="T7" style:family="text">
      <style:text-properties officeooo:rsid="002a2804"/>
    </style:style>
    <style:style style:name="T8" style:family="text">
      <style:text-properties officeooo:rsid="00324626"/>
    </style:style>
    <style:style style:name="T9" style:family="text">
      <style:text-properties officeooo:rsid="0043270b"/>
    </style:style>
    <style:style style:name="T10" style:family="text">
      <style:text-properties officeooo:rsid="0043bd03"/>
    </style:style>
    <style:style style:name="T11" style:family="text">
      <style:text-properties officeooo:rsid="00440a7a"/>
    </style:style>
    <style:style style:name="T12" style:family="text">
      <style:text-properties officeooo:rsid="0047eab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4a447e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vg:stroke-color="#0000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2.108cm" fo:min-width="4.882cm" style:run-through="foreground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fill-color="#ffffff"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9">2020 Fall <text:s/></text:span>CPSC 240 <text:s/><text:span text:style-name="T9">Assignment 6</text:span></text:p>
      <text:p text:style-name="P2">The Harmonic Sum</text:p>
      <text:p text:style-name="P9"/>
      <text:p text:style-name="P10"/>
      <text:p text:style-name="P13"><draw:rect text:anchor-type="paragraph" draw:z-index="0" draw:style-name="gr3" draw:text-style-name="P37" svg:width="17.604cm" svg:height="1.077cm" svg:x="-0.021cm" svg:y="0.011cm"><text:p/></draw:rect>This work is licensed under the Creative Commons Attribution-ShareAlike 4.0 International License. To view a copy of this license, visit http://creativecommons.org/licenses/by-sa/4.0/ or send a letter to Creative Commons, PO Box 1866, Mountain View, CA 94042, USA.</text:p>
      <text:p text:style-name="P11"/>
      <text:p text:style-name="P12">Non-legal summary <text:span text:style-name="T1">in common language</text:span>: You may copy and distribute this document. <text:s/>You may modify this document, and distribute the modified document. <text:s/>You must maintain the attribution to all authors of the original document <text:span text:style-name="T2">and</text:span> modifications thereof. <text:s/>Modified documents must be distributed under the original license. <text:s/><text:span text:style-name="T3">This is a ‘free’ document.</text:span></text:p>
      <text:p text:style-name="P4"/>
      <text:p text:style-name="P4"/>
      <text:p text:style-name="P4"/>
      <text:p text:style-name="P4"/>
      <text:p text:style-name="P1">Introduction</text:p>
      <text:p text:style-name="P4"/>
      <text:p text:style-name="P5">This is the famous harmonic summation problem. <text:s/>It has been used in many places to benchmark the speed of the main processor. <text:s/>Here <text:span text:style-name="T7">you compute the sum and the amount of time needed to compute that sum.</text:span></text:p>
      <text:p text:style-name="P4"/>
      <text:p text:style-name="P17"/>
      <text:p text:style-name="P17"/>
      <text:p text:style-name="P1">Background for the application</text:p>
      <text:p text:style-name="P7"/>
      <text:p text:style-name="P6">The Harmonic series has nth partial sum: <text:s/>Hn = 1 +++ . . . . + <draw:frame draw:style-name="fr1" draw:name="Object3" text:anchor-type="as-char" svg:width="0.508cm" svg:height="0.997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. <text:s/>It is known from mathematical studies that H<text:span text:style-name="T5">n</text:span> grows arbitrarily large as n goes to infinity. <text:s text:c="3"/>We are interested in the question: Given a positive integer n what is the value of H<text:span text:style-name="T5">n</text:span><text:span text:style-name="T6">? <text:s/>Simultaneously, we want to compute the runtime needed to make that computation.</text:span></text:p>
      <text:p text:style-name="P14"/>
      <text:p text:style-name="P14"/>
      <text:p text:style-name="P30"/>
      <text:p text:style-name="P31">Assignment</text:p>
      <text:p text:style-name="P14"/>
      <text:p text:style-name="P14">Make an x86 program that inputs a value N, which is the number of terms in the summation, and outputs the sum, the runtime, and some intermediate values as shown in the sample execution below.</text:p>
      <text:p text:style-name="P14"/>
      <text:p text:style-name="P14">Make a driver program that calls the assembly program. <text:s/>As usual the driver is not part of the solution. <text:s/>The driver doesn’t know the actions of the called program.</text:p>
      <text:p text:style-name="P14"/>
      <text:p text:style-name="P6"/>
      <text:p text:style-name="P3"/>
      <text:p text:style-name="P3">Sample execution: <text:span text:style-name="T8">input number = 87</text:span></text:p>
      <text:p text:style-name="P8"/>
      <text:p text:style-name="P8">Welcome to <text:span text:style-name="T10">the Harmonic Sum programmed by Barbara Boswell</text:span></text:p>
      <text:p text:style-name="P8"/>
      <text:p text:style-name="P19">Please enter the number of terms to be included in the sum: 87</text:p>
      <text:p text:style-name="P19"/>
      <text:p text:style-name="P19">The clock is now 3577685633 tics and the computation will begin</text:p>
      <text:p text:style-name="P19"/>
      <text:p text:style-name="P19">Terms completed<text:tab/><text:tab/>Harmoic sum</text:p>
      <text:p text:style-name="P19"><text:tab/> <text:s/>9<text:tab/><text:tab/><text:tab/>2.8532423456645</text:p>
      <text:p text:style-name="P19"><text:tab/>18<text:tab/><text:tab/><text:tab/>2.9923413245356</text:p>
      <text:p text:style-name="P19"><text:tab/>27<text:tab/><text:tab/><text:tab/>3,0345464765777</text:p>
      <text:p text:style-name="P19"><text:tab/>36<text:tab/><text:tab/><text:tab/>3.3435674572108</text:p>
      <text:p text:style-name="P19"><text:tab/>45<text:tab/><text:tab/><text:tab/>3.7786547580712</text:p>
      <text:p text:style-name="P19"><text:tab/>54<text:tab/><text:tab/><text:tab/>3.8987343575689</text:p>
      <text:p text:style-name="P19"><text:tab/>63<text:tab/><text:tab/><text:tab/>3.9678342167897</text:p>
      <text:p text:style-name="P19"><text:tab/>72<text:tab/><text:tab/><text:tab/>4.0034856341213</text:p>
      <text:p text:style-name="P19"><text:tab/>81<text:tab/><text:tab/><text:tab/>4.0345546789098</text:p>
      <text:p text:style-name="P19"><text:tab/>87<text:tab/><text:tab/><text:tab/>4.0575613435376</text:p>
      <text:p text:style-name="P19"/>
      <text:p text:style-name="P20">The clock is now 3763457809 <text:span text:style-name="T11">tics. <text:s/></text:span></text:p>
      <text:p text:style-name="P20"><text:span text:style-name="T11">The elapsed time was <text:s/>8543678 tics, which equals 6359.84 seconds.</text:span></text:p>
      <text:p text:style-name="P19"/>
      <text:p text:style-name="P19">The harmonic sum will be returned to the driver.</text:p>
      <text:p text:style-name="P19"/>
      <text:p text:style-name="P19">The driver received this number 4.0575613 and will keep it.</text:p>
      <text:p text:style-name="P19">A zero will be returned to the operating system. <text:s/>Have a nice day.</text:p>
      <text:p text:style-name="P19"/>
      <text:p text:style-name="P19"/>
      <text:p text:style-name="P19">//<text:span text:style-name="T11">Don’t panic. <text:s/>The numbers above are not mathematically correct. <text:s/>They simply show the perceived layout of the user interface.</text:span></text:p>
      <text:p text:style-name="P19"/>
      <text:p text:style-name="P21">The goal is to show the harmonic sum growing the regular intervals during the execution. <text:s/>Ten more or less evenly spaced outputs would be nice. <text:s/>If the input number is 10 thousand then the output of a single line each one thousand calculations is reasonable.</text:p>
      <text:p text:style-name="P33">Modular structure</text:p>
      <text:p text:style-name="P22"/>
      <text:p text:style-name="P22">My opinion is that there is not enough activity in this program to warrant more than a driver module and a manager module.</text:p>
      <text:p text:style-name="P22"/>
      <text:p text:style-name="P22"><draw:custom-shape text:anchor-type="paragraph" draw:z-index="2" draw:name="Forma1" draw:style-name="gr2" draw:text-style-name="P36" svg:width="4.883cm" svg:height="2.109cm" svg:x="5.978cm" svg:y="0.984cm"><text:p text:style-name="P34"><text:span text:style-name="T15"/></text:p><text:p text:style-name="P34"><text:span text:style-name="T15"/></text:p><text:p text:style-name="P34">Main</text:p><text:p text:style-name="P34"><text:span text:style-name="T16"/></text:p><text:p text:style-name="P35"><text:span text:style-name="T16"><text:tab/></text:span><text:span text:style-name="T16"><text:tab/></text:span><text:span text:style-name="T16"><text:tab/></text:span><text:span text:style-name="T16"><text:tab/></text:span><text:span text:style-name="T16">C++</text:span></text:p><draw:enhanced-geometry svg:viewBox="0 0 21600 21600" draw:type="rectangle" draw:enhanced-path="M 0 0 L 21600 0 21600 21600 0 21600 0 0 Z N"/></draw:custom-shape><draw:custom-shape text:anchor-type="paragraph" draw:z-index="3" draw:name="Forma1" draw:style-name="gr2" draw:text-style-name="P36" svg:width="4.883cm" svg:height="2.109cm" svg:x="6.041cm" svg:y="4.524cm"><text:p text:style-name="P34"><text:span text:style-name="T15"/></text:p><text:p text:style-name="P34"><text:span text:style-name="T15"/></text:p><text:p text:style-name="P34">Manager</text:p><text:p text:style-name="P34"><text:span text:style-name="T16"/></text:p><text:p text:style-name="P35"><text:span text:style-name="T16"><text:tab/></text:span><text:span text:style-name="T16"><text:tab/></text:span><text:span text:style-name="T16"><text:tab/></text:span><text:span text:style-name="T16"><text:tab/></text:span><text:span text:style-name="T16">X86</text:span></text:p><draw:enhanced-geometry svg:viewBox="0 0 21600 21600" draw:type="rectangle" draw:enhanced-path="M 0 0 L 21600 0 21600 21600 0 21600 0 0 Z N"/></draw:custom-shape><draw:line text:anchor-type="paragraph" draw:z-index="4" draw:name="Forma2" draw:style-name="gr1" draw:text-style-name="P34" svg:x1="8.442cm" svg:y1="3.092cm" svg:x2="8.458cm" svg:y2="4.627cm"><text:p/></draw:line></text:p>
      <text:p text:style-name="P22"/>
      <text:p text:style-name="P22"><draw:custom-shape text:anchor-type="paragraph" draw:z-index="5" draw:name="Forma1" draw:style-name="gr2" draw:text-style-name="P36" svg:width="4.883cm" svg:height="2.109cm" svg:x="12.233cm" svg:y="0.106cm"><text:p text:style-name="P34"><text:span text:style-name="T15"/></text:p><text:p text:style-name="P34"><text:span text:style-name="T15"/></text:p><text:p text:style-name="P34">r.sh</text:p><text:p text:style-name="P34"><text:span text:style-name="T16"/></text:p><text:p text:style-name="P35"><text:span text:style-name="T16"><text:tab/></text:span><text:span text:style-name="T16"><text:tab/></text:span><text:span text:style-name="T16"><text:tab/></text:span><text:span text:style-name="T16"><text:tab/></text:span><text:span text:style-name="T16">Bash</text:span></text:p><draw:enhanced-geometry svg:viewBox="0 0 21600 21600" draw:type="rectangle" draw:enhanced-path="M 0 0 L 21600 0 21600 21600 0 21600 0 0 Z N"/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custom-shape text:anchor-type="paragraph" draw:z-index="6" draw:name="Forma1" draw:style-name="gr2" draw:text-style-name="P36" svg:width="4.883cm" svg:height="2.109cm" svg:x="12.233cm" svg:y="0.266cm"><text:p text:style-name="P34"><text:span text:style-name="T15"/></text:p><text:p text:style-name="P34"><text:span text:style-name="T15"/></text:p><text:p text:style-name="P34">read_clock</text:p><text:p text:style-name="P34"><text:span text:style-name="T16"/></text:p><text:p text:style-name="P35"><text:span text:style-name="T16"><text:tab/></text:span><text:span text:style-name="T16"><text:tab/></text:span><text:span text:style-name="T16"><text:tab/></text:span><text:span text:style-name="T16"><text:tab/></text:span><text:span text:style-name="T16">X86</text:span></text:p><draw:enhanced-geometry svg:viewBox="0 0 21600 21600" draw:type="rectangle" draw:enhanced-path="M 0 0 L 21600 0 21600 21600 0 21600 0 0 Z N"/></draw:custom-shape></text:p>
      <text:p text:style-name="P22"/>
      <text:p text:style-name="P22"><draw:line text:anchor-type="paragraph" draw:z-index="7" draw:name="Forma2" draw:style-name="gr1" draw:text-style-name="P34" svg:x1="10.924cm" svg:y1="0.111cm" svg:x2="12.233cm" svg:y2="0.137cm"><text:p/></draw:line></text:p>
      <text:p text:style-name="P22"/>
      <text:p text:style-name="P22"/>
      <text:p text:style-name="P22"/>
      <text:p text:style-name="P22"/>
      <text:p text:style-name="P23">I cannot see enough activity to <text:span text:style-name="T14">include </text:span>separate functions to be called by manager. <text:s/>You already have read_clock from an earlier assignment. <text:s/>Now it is time to re-use read_clock.</text:p>
      <text:p text:style-name="P23"/>
      <text:p text:style-name="P23"/>
      <text:p text:style-name="P28">Ultimate test</text:p>
      <text:p text:style-name="P23"/>
      <text:p text:style-name="P23">Run your program and enter 1 trillion for input. <text:s/>That should keep your computer busy for about 25 minutes. <text:s/>Well, maybe things have changed. <text:s/>That 25 minutes of run time came from about 3 years ago. <text:s/>Maybe processors are better now. <text:s/>Or maybe your program code is better than then.</text:p>
      <text:p text:style-name="P22"/>
      <text:p text:style-name="P22"/>
      <text:p text:style-name="P29">When <text:span text:style-name="T12">your program works</text:span></text:p>
      <text:p text:style-name="P24"/>
      <text:p text:style-name="P24">Celebrate. <text:s/>There are no more assembly programs to create as a student. <text:s/>As an employee that will be a different story.</text:p>
      <text:p text:style-name="P24"/>
      <text:p text:style-name="P24">I will test your program using small integers for number of terms. <text:s/>I will not be able to test everyone’s program for the 1 trillion input. <text:s/>In the comments write me a note giving your run time in seconds and the harmonic number computed when you entered 1 trillion. <text:s text:c="2"/>[1 trillion is the number of terms included in the sum.]</text:p>
      <text:p text:style-name="P24"/>
      <text:p text:style-name="P25">Send me your source files at the usual place: holliday@fullerton.com </text:p>
      <text:p text:style-name="P25"/>
      <text:p text:style-name="P26">Last day for credit: <text:s/>December 7, 2020 at 23:59pm. <text:s/>[Not 00:00am on Dec 8.]</text:p>
      <text:p text:style-name="P32"><text:span text:style-name="T13">We’re done</text:span>. <text:s/></text:p>
      <text:p text:style-name="P25"/>
      <text:p text:style-name="P25">Have a nice vacation in January 2021. <text:s/>Come back fresh on January 25, 2021 to log in to brand new zoom sessions.</text:p>
      <text:p text:style-name="P25"/>
      <text:p text:style-name="P25">If you’re graduating in December 2020 then congratulations. <text:s/>You should be visiting job sites all through January. <text:s text:c="2"/>We have a new career specialist in ECS as of a couple months ago. <text:s/>I wrote about her in one of the pages at our class website. <text:s/>You should contact her electronically for help in finding a career job or an intern job.</text:p>
      <text:p text:style-name="P25"/>
      <text:p text:style-name="P16">The last day for faculty to submit grades is the first working day of January, namely: January 4, 2021. <text:s text:c="2"/>After that date I will begin to respond to the<text:span text:style-name="T14"> </text:span>long queue of pending email.</text:p>
      <text:p text:style-name="P16"/>
      <text:p text:style-name="P16">Now study and graduate. <text:s/><text:span text:style-name="T14">I am going to miss the fun. </text:span><text:s/>I think I will miss all of you <text:span text:style-name="T14">too.</text:span>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9 Pitch" svg:font-family="'Courier 9 Pitch'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4-09T17:22:03.689903890</meta:creation-date>
    <dc:date>2020-11-15T22:38:20.707688578</dc:date>
    <meta:editing-duration>PT2H10M26S</meta:editing-duration>
    <meta:editing-cycles>26</meta:editing-cycles>
    <meta:generator>LibreOffice/6.3.5.2$Linux_X86_64 LibreOffice_project/30$Build-2</meta:generator>
    <meta:document-statistic meta:table-count="0" meta:image-count="0" meta:object-count="1" meta:page-count="4" meta:paragraph-count="48" meta:word-count="793" meta:character-count="4665" meta:non-whitespace-character-count="3834"/>
  </office:meta>
</office:document-meta>
</file>

<file path=Object 3/content.xml><?xml version="1.0" encoding="utf-8"?>
<math xmlns="http://www.w3.org/1998/Math/MathML">
  <semantics>
    <mfrac>
      <mn>1</mn>
      <mi>n</mi>
    </mfrac>
    <annotation encoding="StarMath 5.0">{1} over {n}
 </annotation>
  </semantics>
</math>
</file>